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_Dec_15_CSV_V1_2016-01-2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rganisation Name</text:p>
          </table:table-cell>
          <table:table-cell office:value-type="string" table:style-name="ce1">
            <text:p>Organisation Type</text:p>
          </table:table-cell>
          <table:table-cell office:value-type="string" table:style-name="ce1">
            <text:p>Main, parent or sponsoring department</text:p>
          </table:table-cell>
          <table:table-cell office:value-type="string" table:style-name="ce1">
            <text:p>Payroll staff AO/AA Headcount</text:p>
          </table:table-cell>
          <table:table-cell office:value-type="string" table:style-name="ce1">
            <text:p>Payroll staff AO/AA Full-time Equivalent</text:p>
          </table:table-cell>
          <table:table-cell office:value-type="string" table:style-name="ce1">
            <text:p>Payroll staff EO Headcount</text:p>
          </table:table-cell>
          <table:table-cell office:value-type="string" table:style-name="ce1">
            <text:p>Payroll staff EO Full-time Equivalent</text:p>
          </table:table-cell>
          <table:table-cell office:value-type="string" table:style-name="ce1">
            <text:p>Payroll staff SEO/HEO Headcount</text:p>
          </table:table-cell>
          <table:table-cell office:value-type="string" table:style-name="ce1">
            <text:p>Payroll staff SEO/HEO Full-time Equivalent</text:p>
          </table:table-cell>
          <table:table-cell office:value-type="string" table:style-name="ce1">
            <text:p>Payroll staff Grade 6/7 Headcount</text:p>
          </table:table-cell>
          <table:table-cell office:value-type="string" table:style-name="ce1">
            <text:p>Payroll staff Grade 6/7 Full-time Equivalent</text:p>
          </table:table-cell>
          <table:table-cell office:value-type="string" table:style-name="ce1">
            <text:p>Payroll staff SCS Headcount</text:p>
          </table:table-cell>
          <table:table-cell office:value-type="string" table:style-name="ce1">
            <text:p>Payroll staff SCS Full-time Equivalent</text:p>
          </table:table-cell>
          <table:table-cell office:value-type="string" table:style-name="ce1">
            <text:p>Payroll staff Other, unknown or unspecified Headcount</text:p>
          </table:table-cell>
          <table:table-cell office:value-type="string" table:style-name="ce1">
            <text:p>Payroll staff Other, unknown or unspecified Full-time Equivalent</text:p>
          </table:table-cell>
          <table:table-cell office:value-type="string" table:style-name="ce1">
            <text:p>Payroll staff Total Employees Headcount</text:p>
          </table:table-cell>
          <table:table-cell office:value-type="string" table:style-name="ce1">
            <text:p>Payroll staff Total Employees Full-time Equivalent</text:p>
          </table:table-cell>
          <table:table-cell office:value-type="string" table:style-name="ce1">
            <text:p>Non-payroll Staff Agency staff (clerical/admin) Headcount</text:p>
          </table:table-cell>
          <table:table-cell office:value-type="string" table:style-name="ce1">
            <text:p>Non-payroll Staff Agency staff (clerical/admin) Full-time Equivalent</text:p>
          </table:table-cell>
          <table:table-cell office:value-type="string" table:style-name="ce1">
            <text:p>Non-payroll Staff Intermin Managers Headcount</text:p>
          </table:table-cell>
          <table:table-cell office:value-type="string" table:style-name="ce1">
            <text:p>Non-payroll Staff Interim Managers Full-time Equivalent</text:p>
          </table:table-cell>
          <table:table-cell office:value-type="string" table:style-name="ce1">
            <text:p>Non-payroll Staff Specialist Contractors Headcount</text:p>
          </table:table-cell>
          <table:table-cell office:value-type="string" table:style-name="ce1">
            <text:p>Non-payroll Staff Specialist Contractors Full-time Equivalent</text:p>
          </table:table-cell>
          <table:table-cell office:value-type="string" table:style-name="ce1">
            <text:p>Non-payroll Staff Consultants/Consultancy Headcount</text:p>
          </table:table-cell>
          <table:table-cell office:value-type="string" table:style-name="ce1">
            <text:p>Non-payroll Staff Consultants/Consultancy Full-time Equivalent</text:p>
          </table:table-cell>
          <table:table-cell office:value-type="string" table:style-name="ce1">
            <text:p>Non-payroll Staff Total Employees Headcount</text:p>
          </table:table-cell>
          <table:table-cell office:value-type="string" table:style-name="ce1">
            <text:p>Non-payroll Staff Total Employees Full-time Equivalent</text:p>
          </table:table-cell>
          <table:table-cell office:value-type="string" table:style-name="ce1">
            <text:p>Grand Total (workforce numbers) Headcount</text:p>
          </table:table-cell>
          <table:table-cell office:value-type="string" table:style-name="ce1">
            <text:p>Grand Total (workforce numbers) Full-time Equivalent</text:p>
          </table:table-cell>
          <table:table-cell office:value-type="string" table:style-name="ce1">
            <text:p>Payroll Staff Costs Salary</text:p>
          </table:table-cell>
          <table:table-cell office:value-type="string" table:style-name="ce1">
            <text:p>Payroll Staff Costs Allowances</text:p>
          </table:table-cell>
          <table:table-cell office:value-type="string" table:style-name="ce1">
            <text:p>Payroll Staff Costs Non-consolidated performance payments</text:p>
          </table:table-cell>
          <table:table-cell office:value-type="string" table:style-name="ce1">
            <text:p>Payroll Staff Costs Overtime</text:p>
          </table:table-cell>
          <table:table-cell office:value-type="string" table:style-name="ce1">
            <text:p>Payroll Staff Costs Employer pension contributions</text:p>
          </table:table-cell>
          <table:table-cell office:value-type="string" table:style-name="ce1">
            <text:p>Payroll Staff Costs Employer national insurance contributions</text:p>
          </table:table-cell>
          <table:table-cell office:value-type="string" table:style-name="ce1">
            <text:p>Payroll Staff Costs Total paybill for payroll staff</text:p>
          </table:table-cell>
          <table:table-cell office:value-type="string" table:style-name="ce1">
            <text:p>Non-payroll Staff Total cost of contingent labour: agency (clerical and admin) staff, interim managers and specialist contractors</text:p>
          </table:table-cell>
          <table:table-cell office:value-type="string" table:style-name="ce1">
            <text:p>Non-payroll Staff Total cost of consultants/consultancy</text:p>
          </table:table-cell>
          <table:table-cell office:value-type="string" table:style-name="ce1">
            <text:p>Non-payroll Staff Total non-payroll (CCL) staff costs</text:p>
          </table:table-cell>
          <table:table-cell office:value-type="string" table:style-name="ce1">
            <text:p>Grand Total paybill/staffing (payroll and non-payroll) costs</text:p>
          </table:table-cell>
          <table:table-cell office:value-type="string" table:style-name="ce1">
            <text:p>Comments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Department for Work &amp; Pensions</text:p>
          </table:table-cell>
          <table:table-cell office:value-type="string" table:style-name="ce1">
            <text:p>Ministerial Department</text:p>
          </table:table-cell>
          <table:table-cell office:value-type="string" table:style-name="ce1">
            <text:p>Department for Work &amp; Pensions</text:p>
          </table:table-cell>
          <table:table-cell office:value-type="float" office:value="39492" table:style-name="ce1">
            <text:p>39492</text:p>
          </table:table-cell>
          <table:table-cell office:value-type="float" office:value="33705.07" table:style-name="ce1">
            <text:p>33705.07</text:p>
          </table:table-cell>
          <table:table-cell office:value-type="float" office:value="33894" table:style-name="ce1">
            <text:p>33894</text:p>
          </table:table-cell>
          <table:table-cell office:value-type="float" office:value="29902.47" table:style-name="ce1">
            <text:p>29902.47</text:p>
          </table:table-cell>
          <table:table-cell office:value-type="float" office:value="8674" table:style-name="ce1">
            <text:p>8674</text:p>
          </table:table-cell>
          <table:table-cell office:value-type="float" office:value="8264.9599999999991" table:style-name="ce1">
            <text:p>8264.96</text:p>
          </table:table-cell>
          <table:table-cell office:value-type="float" office:value="2158" table:style-name="ce1">
            <text:p>2158</text:p>
          </table:table-cell>
          <table:table-cell office:value-type="float" office:value="2092.37" table:style-name="ce1">
            <text:p>2092.37</text:p>
          </table:table-cell>
          <table:table-cell office:value-type="float" office:value="211" table:style-name="ce1">
            <text:p>211</text:p>
          </table:table-cell>
          <table:table-cell office:value-type="float" office:value="209.9" table:style-name="ce1">
            <text:p>209.9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84429" table:style-name="ce1">
            <text:p>84429</text:p>
          </table:table-cell>
          <table:table-cell office:value-type="float" office:value="74174.77" table:style-name="ce1">
            <text:p>74174.77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84897" table:style-name="ce1">
            <text:p>84897</text:p>
          </table:table-cell>
          <table:table-cell office:value-type="float" office:value="74642.77" table:style-name="ce1">
            <text:p>74642.77</text:p>
          </table:table-cell>
          <table:table-cell office:value-type="float" office:value="150434098.59999999" table:style-name="ce1">
            <text:p>150434098.6</text:p>
          </table:table-cell>
          <table:table-cell office:value-type="float" office:value="2877216.85" table:style-name="ce1">
            <text:p>2877216.85</text:p>
          </table:table-cell>
          <table:table-cell office:value-type="float" office:value="572044.6" table:style-name="ce1">
            <text:p>572044.6</text:p>
          </table:table-cell>
          <table:table-cell office:value-type="float" office:value="2021054.03" table:style-name="ce1">
            <text:p>2021054.03</text:p>
          </table:table-cell>
          <table:table-cell office:value-type="float" office:value="30777818.07" table:style-name="ce1">
            <text:p>30777818.07</text:p>
          </table:table-cell>
          <table:table-cell office:value-type="float" office:value="9527829.9199999999" table:style-name="ce1">
            <text:p>9527829.92</text:p>
          </table:table-cell>
          <table:table-cell office:value-type="float" office:value="196210062.09999999" table:style-name="ce1">
            <text:p>196210062.1</text:p>
          </table:table-cell>
          <table:table-cell office:value-type="float" office:value="8005038" table:style-name="ce1">
            <text:p>8005038</text:p>
          </table:table-cell>
          <table:table-cell office:value-type="float" office:value="599132.25" table:style-name="ce1">
            <text:p>599132.25</text:p>
          </table:table-cell>
          <table:table-cell office:value-type="float" office:value="8604170.25" table:style-name="ce1">
            <text:p>8604170.25</text:p>
          </table:table-cell>
          <table:table-cell office:value-type="float" office:value="204814232.30000001" table:style-name="ce1">
            <text:p>204814232.3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Health and Safety Executive</text:p>
          </table:table-cell>
          <table:table-cell office:value-type="string" table:style-name="ce1">
            <text:p>Crown Non 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float" office:value="423" table:style-name="ce1">
            <text:p>423</text:p>
          </table:table-cell>
          <table:table-cell office:value-type="float" office:value="369.1" table:style-name="ce1">
            <text:p>369.1</text:p>
          </table:table-cell>
          <table:table-cell office:value-type="float" office:value="436" table:style-name="ce1">
            <text:p>436</text:p>
          </table:table-cell>
          <table:table-cell office:value-type="float" office:value="403.43" table:style-name="ce1">
            <text:p>403.43</text:p>
          </table:table-cell>
          <table:table-cell office:value-type="float" office:value="1438" table:style-name="ce1">
            <text:p>1438</text:p>
          </table:table-cell>
          <table:table-cell office:value-type="float" office:value="1351.85" table:style-name="ce1">
            <text:p>1351.85</text:p>
          </table:table-cell>
          <table:table-cell office:value-type="float" office:value="446" table:style-name="ce1">
            <text:p>446</text:p>
          </table:table-cell>
          <table:table-cell office:value-type="float" office:value="420.71" table:style-name="ce1">
            <text:p>420.71</text:p>
          </table:table-cell>
          <table:table-cell office:value-type="float" office:value="27" table:style-name="ce1">
            <text:p>27</text:p>
          </table:table-cell>
          <table:table-cell office:value-type="float" office:value="26.6" table:style-name="ce1">
            <text:p>26.6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770" table:style-name="ce1">
            <text:p>2770</text:p>
          </table:table-cell>
          <table:table-cell office:value-type="float" office:value="2571.69" table:style-name="ce1">
            <text:p>2571.69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" table:style-name="ce1">
            <text:p>2</text:p>
          </table:table-cell>
          <table:table-cell office:value-type="float" office:value="0.92" table:style-name="ce1">
            <text:p>0.92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" table:style-name="ce1">
            <text:p>2</text:p>
          </table:table-cell>
          <table:table-cell office:value-type="float" office:value="0.92" table:style-name="ce1">
            <text:p>0.92</text:p>
          </table:table-cell>
          <table:table-cell office:value-type="float" office:value="2772" table:style-name="ce1">
            <text:p>2772</text:p>
          </table:table-cell>
          <table:table-cell office:value-type="float" office:value="2572.61" table:style-name="ce1">
            <text:p>2572.61</text:p>
          </table:table-cell>
          <table:table-cell office:value-type="float" office:value="8758907.6099999994" table:style-name="ce1">
            <text:p>8758907.61</text:p>
          </table:table-cell>
          <table:table-cell office:value-type="float" office:value="148091.78" table:style-name="ce1">
            <text:p>148091.78</text:p>
          </table:table-cell>
          <table:table-cell office:value-type="float" office:value="10166.06" table:style-name="ce1">
            <text:p>10166.06</text:p>
          </table:table-cell>
          <table:table-cell office:value-type="float" office:value="27336.34" table:style-name="ce1">
            <text:p>27336.34</text:p>
          </table:table-cell>
          <table:table-cell office:value-type="float" office:value="1872509.61" table:style-name="ce1">
            <text:p>1872509.61</text:p>
          </table:table-cell>
          <table:table-cell office:value-type="float" office:value="766095.27" table:style-name="ce1">
            <text:p>766095.27</text:p>
          </table:table-cell>
          <table:table-cell office:value-type="float" office:value="11583106.67" table:style-name="ce1">
            <text:p>11583106.67</text:p>
          </table:table-cell>
          <table:table-cell office:value-type="float" office:value="12439.68" table:style-name="ce1">
            <text:p>12439.68</text:p>
          </table:table-cell>
          <table:table-cell office:value-type="float" office:value="0" table:style-name="ce1">
            <text:p>0</text:p>
          </table:table-cell>
          <table:table-cell office:value-type="float" office:value="12439.68" table:style-name="ce1">
            <text:p>12439.68</text:p>
          </table:table-cell>
          <table:table-cell office:value-type="float" office:value="11595546.35" table:style-name="ce1">
            <text:p>11595546.35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Independent Living Fund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National Employment Savings Trust Corporation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44" table:style-name="ce1">
            <text:p>244</text:p>
          </table:table-cell>
          <table:table-cell office:value-type="float" office:value="239" table:style-name="ce1">
            <text:p>239</text:p>
          </table:table-cell>
          <table:table-cell office:value-type="float" office:value="244" table:style-name="ce1">
            <text:p>244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53" table:style-name="ce1">
            <text:p>253</text:p>
          </table:table-cell>
          <table:table-cell office:value-type="float" office:value="246" table:style-name="ce1">
            <text:p>246</text:p>
          </table:table-cell>
          <table:table-cell office:value-type="float" office:value="1155291" table:style-name="ce1">
            <text:p>1155291</text:p>
          </table:table-cell>
          <table:table-cell office:value-type="float" office:value="1259" table:style-name="ce1">
            <text:p>1259</text:p>
          </table:table-cell>
          <table:table-cell office:value-type="float" office:value="1034" table:style-name="ce1">
            <text:p>1034</text:p>
          </table:table-cell>
          <table:table-cell office:value-type="float" office:value="925" table:style-name="ce1">
            <text:p>925</text:p>
          </table:table-cell>
          <table:table-cell office:value-type="float" office:value="92605" table:style-name="ce1">
            <text:p>92605</text:p>
          </table:table-cell>
          <table:table-cell office:value-type="float" office:value="133322" table:style-name="ce1">
            <text:p>133322</text:p>
          </table:table-cell>
          <table:table-cell office:value-type="float" office:value="1384436" table:style-name="ce1">
            <text:p>1384436</text:p>
          </table:table-cell>
          <table:table-cell office:value-type="float" office:value="73062" table:style-name="ce1">
            <text:p>73062</text:p>
          </table:table-cell>
          <table:table-cell office:value-type="float" office:value="14202" table:style-name="ce1">
            <text:p>14202</text:p>
          </table:table-cell>
          <table:table-cell office:value-type="float" office:value="87264" table:style-name="ce1">
            <text:p>87264</text:p>
          </table:table-cell>
          <table:table-cell office:value-type="float" office:value="1471700" table:style-name="ce1">
            <text:p>1471700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Disabled People's Employment Corporation GB Ltd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647" table:style-name="ce1">
            <text:p>647</text:p>
          </table:table-cell>
          <table:table-cell office:value-type="float" office:value="0" table:style-name="ce1">
            <text:p>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1" table:style-name="ce1">
            <text:p>371</text:p>
          </table:table-cell>
          <table:table-cell office:value-type="float" office:value="4018" table:style-name="ce1">
            <text:p>4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8" table:style-name="ce1">
            <text:p>4018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The Pensions Advisory Service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3" table:style-name="ce1">
            <text:p>43</text:p>
          </table:table-cell>
          <table:table-cell office:value-type="float" office:value="40.256999999999998" table:style-name="ce1">
            <text:p>40.257</text:p>
          </table:table-cell>
          <table:table-cell office:value-type="float" office:value="43" table:style-name="ce1">
            <text:p>43</text:p>
          </table:table-cell>
          <table:table-cell office:value-type="float" office:value="40.256999999999998" table:style-name="ce1">
            <text:p>40.25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43.256999999999998" table:style-name="ce1">
            <text:p>43.257</text:p>
          </table:table-cell>
          <table:table-cell office:value-type="float" office:value="144445.03" table:style-name="ce1">
            <text:p>144445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702.43" table:style-name="ce1">
            <text:p>28702.43</text:p>
          </table:table-cell>
          <table:table-cell office:value-type="float" office:value="12782.96" table:style-name="ce1">
            <text:p>12782.96</text:p>
          </table:table-cell>
          <table:table-cell office:value-type="float" office:value="185930.42" table:style-name="ce1">
            <text:p>185930.42</text:p>
          </table:table-cell>
          <table:table-cell office:value-type="float" office:value="12099.7" table:style-name="ce1">
            <text:p>12099.7</text:p>
          </table:table-cell>
          <table:table-cell office:value-type="float" office:value="35378.269999999997" table:style-name="ce1">
            <text:p>35378.27</text:p>
          </table:table-cell>
          <table:table-cell office:value-type="float" office:value="47477.97" table:style-name="ce1">
            <text:p>47477.97</text:p>
          </table:table-cell>
          <table:table-cell office:value-type="float" office:value="233408.39" table:style-name="ce1">
            <text:p>233408.39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The Pensions Regulator</text:p>
          </table:table-cell>
          <table:table-cell office:value-type="string" table:style-name="ce1">
            <text:p>Executive Non-Departmental Public Body</text:p>
          </table:table-cell>
          <table:table-cell office:value-type="string" table:style-name="ce1">
            <text:p>Department for Work and Pensions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496" table:style-name="ce1">
            <text:p>496</text:p>
          </table:table-cell>
          <table:table-cell office:value-type="float" office:value="480" table:style-name="ce1">
            <text:p>480</text:p>
          </table:table-cell>
          <table:table-cell office:value-type="float" office:value="496" table:style-name="ce1">
            <text:p>496</text:p>
          </table:table-cell>
          <table:table-cell office:value-type="float" office:value="480" table:style-name="ce1">
            <text:p>48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.</text:p>
          </table:table-cell>
          <table:table-cell office:value-type="string" table:style-name="ce1">
            <text:p>.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513" table:style-name="ce1">
            <text:p>513</text:p>
          </table:table-cell>
          <table:table-cell office:value-type="float" office:value="497" table:style-name="ce1">
            <text:p>497</text:p>
          </table:table-cell>
          <table:table-cell office:value-type="float" office:value="2163762.1800000002" table:style-name="ce1">
            <text:p>2163762.18</text:p>
          </table:table-cell>
          <table:table-cell office:value-type="float" office:value="6401.67" table:style-name="ce1">
            <text:p>6401.67</text:p>
          </table:table-cell>
          <table:table-cell office:value-type="float" office:value="67299.64" table:style-name="ce1">
            <text:p>67299.64</text:p>
          </table:table-cell>
          <table:table-cell office:value-type="float" office:value="7551.05" table:style-name="ce1">
            <text:p>7551.05</text:p>
          </table:table-cell>
          <table:table-cell office:value-type="float" office:value="429622.52" table:style-name="ce1">
            <text:p>429622.52</text:p>
          </table:table-cell>
          <table:table-cell office:value-type="float" office:value="209372.72" table:style-name="ce1">
            <text:p>209372.72</text:p>
          </table:table-cell>
          <table:table-cell office:value-type="float" office:value="2884009.78" table:style-name="ce1">
            <text:p>2884009.78</text:p>
          </table:table-cell>
          <table:table-cell office:value-type="float" office:value="111374.52" table:style-name="ce1">
            <text:p>111374.52</text:p>
          </table:table-cell>
          <table:table-cell office:value-type="float" office:value="5539.03" table:style-name="ce1">
            <text:p>5539.03</text:p>
          </table:table-cell>
          <table:table-cell office:value-type="float" office:value="116913.55" table:style-name="ce1">
            <text:p>116913.55</text:p>
          </table:table-cell>
          <table:table-cell office:value-type="float" office:value="3000923.33" table:style-name="ce1">
            <text:p>3000923.33</text:p>
          </table:table-cell>
          <table:table-cell table:number-columns-repeated="16344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December 2015</dc:title>
    <meta:initial-creator/>
    <dc:creator/>
    <meta:creation-date>2016-01-22T10:21:51Z</meta:creation-date>
    <dc:date>2016-01-22T10:21:52Z</dc:date>
  </office:meta>
</office:document-meta>
</file>